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111111" draw:fill="solid" draw:textarea-vertical-align="middle"/>
    </style:style>
    <style:style style:name="gr4" style:family="graphic" style:parent-style-name="standard">
      <style:graphic-properties svg:stroke-color="#111111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color="#111111" draw:marker-start="Arrow" draw:marker-start-width="0.3cm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imbus Mono L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font-name="Nimbus Mono L" fo:font-size="12pt" fo:font-weight="bold" style:font-size-asian="12pt" style:font-weight-asian="bold" style:font-size-complex="12pt" style:font-weight-complex="bold"/>
    </style:style>
    <style:style style:name="P5" style:family="paragraph">
      <style:text-properties style:font-name="Nimbus Mono 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Nimbus Mono L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Nimbus Mono L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Nimbus Mono L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936cm" svg:height="7.214cm" svg:x="3.032cm" svg:y="8.5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8cm" svg:height="1.016cm" svg:x="3.514cm" svg:y="9.153cm">
          <text:p text:style-name="P1"><text:span text:style-name="T1">Ro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8cm" svg:height="1.016cm" svg:x="9.614cm" svg:y="9.153cm">
          <text:p text:style-name="P1"><text:span text:style-name="T1">Ac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58cm" svg:height="1.016cm" svg:x="15.714cm" svg:y="9.153cm">
          <text:p text:style-name="P1"><text:span text:style-name="T1">Key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58cm" svg:height="1.016cm" svg:x="21.814cm" svg:y="9.153cm">
          <text:p text:style-name="P1"><text:span text:style-name="T1">Keyite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58cm" svg:height="1.016cm" svg:x="9.614cm" svg:y="11.653cm"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3.58cm" svg:height="1.016cm" svg:x="7.014cm" svg:y="14.253cm">
          <text:p text:style-name="P3"><text:span text:style-name="T2">Encrypted</text:span></text:p>
          <text:p text:style-name="P3"><text:span text:style-name="T2">Docu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3.58cm" svg:height="1.016cm" svg:x="12.214cm" svg:y="14.253cm">
          <text:p text:style-name="P3"><text:span text:style-name="T2">Plaintext</text:span></text:p>
          <text:p text:style-name="P3"><text:span text:style-name="T2">Docu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094cm" svg:y1="9.661cm" svg:x2="9.614cm" svg:y2="9.661cm" draw:start-shape="id1" draw:start-glue-point="1" draw:end-shape="id2" draw:end-glue-point="3" svg:d="M7094 9661h2520" svg:viewBox="0 0 2521 1">
          <text:p/>
        </draw:connector>
        <draw:connector draw:style-name="gr4" draw:text-style-name="P1" draw:layer="layout" svg:x1="13.194cm" svg:y1="9.661cm" svg:x2="15.714cm" svg:y2="9.661cm" draw:start-shape="id2" draw:start-glue-point="1" draw:end-shape="id3" draw:end-glue-point="3" svg:d="M13194 9661h2520" svg:viewBox="0 0 2521 1">
          <text:p/>
        </draw:connector>
        <draw:connector draw:style-name="gr4" draw:text-style-name="P1" draw:layer="layout" svg:x1="19.294cm" svg:y1="9.661cm" svg:x2="21.814cm" svg:y2="9.661cm" draw:start-shape="id3" draw:start-glue-point="1" draw:end-shape="id4" draw:end-glue-point="3" svg:d="M19294 9661h2520" svg:viewBox="0 0 2521 1">
          <text:p/>
        </draw:connector>
        <draw:connector draw:style-name="gr4" draw:text-style-name="P1" draw:layer="layout" svg:x1="11.404cm" svg:y1="10.169cm" svg:x2="11.404cm" svg:y2="11.653cm" draw:start-shape="id2" draw:start-glue-point="2" draw:end-shape="id5" draw:end-glue-point="0" svg:d="M11404 10169v1484" svg:viewBox="0 0 1 1485">
          <text:p/>
        </draw:connector>
        <draw:connector draw:style-name="gr4" draw:text-style-name="P1" draw:layer="layout" svg:x1="11.404cm" svg:y1="12.669cm" svg:x2="8.804cm" svg:y2="14.253cm" draw:start-shape="id5" draw:start-glue-point="2" draw:end-shape="id6" draw:end-glue-point="0" svg:d="M11404 12669v792h-2600v792" svg:viewBox="0 0 2601 1585">
          <text:p/>
        </draw:connector>
        <draw:connector draw:style-name="gr4" draw:text-style-name="P1" draw:layer="layout" svg:x1="14.004cm" svg:y1="14.253cm" svg:x2="11.404cm" svg:y2="12.669cm" draw:start-shape="id7" draw:start-glue-point="0" draw:end-shape="id5" draw:end-glue-point="2" svg:d="M14004 14253v-792h-2600v-792" svg:viewBox="0 0 2601 1585">
          <text:p/>
        </draw:connector>
        <draw:frame draw:style-name="gr5" draw:text-style-name="P5" draw:layer="layout" svg:width="0.712cm" svg:height="0.662cm" svg:x="6.917cm" svg:y="9.17cm">
          <draw:text-box>
            <text:p text:style-name="P5"><text:span text:style-name="T3">*</text:span></text:p>
          </draw:text-box>
        </draw:frame>
        <draw:frame draw:style-name="gr5" draw:text-style-name="P5" draw:layer="layout" svg:width="0.712cm" svg:height="0.662cm" svg:x="9.017cm" svg:y="9.171cm">
          <draw:text-box>
            <text:p text:style-name="P5"><text:span text:style-name="T3">*</text:span></text:p>
          </draw:text-box>
        </draw:frame>
        <draw:frame draw:style-name="gr5" draw:text-style-name="P5" draw:layer="layout" svg:width="0.712cm" svg:height="0.662cm" svg:x="13.117cm" svg:y="9.172cm">
          <draw:text-box>
            <text:p text:style-name="P5"><text:span text:style-name="T3">1</text:span></text:p>
          </draw:text-box>
        </draw:frame>
        <draw:frame draw:style-name="gr5" draw:text-style-name="P5" draw:layer="layout" svg:width="1.549cm" svg:height="0.662cm" svg:x="14.562cm" svg:y="9.173cm">
          <draw:text-box>
            <text:p text:style-name="P5"><text:span text:style-name="T3">0..1</text:span></text:p>
          </draw:text-box>
        </draw:frame>
        <draw:frame draw:style-name="gr5" draw:text-style-name="P5" draw:layer="layout" svg:width="0.712cm" svg:height="0.662cm" svg:x="19.217cm" svg:y="9.172cm">
          <draw:text-box>
            <text:p text:style-name="P5"><text:span text:style-name="T3">1</text:span></text:p>
          </draw:text-box>
        </draw:frame>
        <draw:frame draw:style-name="gr5" draw:text-style-name="P5" draw:layer="layout" svg:width="0.712cm" svg:height="0.662cm" svg:x="21.217cm" svg:y="9.171cm">
          <draw:text-box>
            <text:p text:style-name="P5"><text:span text:style-name="T3">*</text:span></text:p>
          </draw:text-box>
        </draw:frame>
        <draw:frame draw:style-name="gr5" draw:text-style-name="P5" draw:layer="layout" svg:width="0.712cm" svg:height="0.662cm" svg:x="11.317cm" svg:y="11.171cm">
          <draw:text-box>
            <text:p text:style-name="P5"><text:span text:style-name="T3">*</text:span></text:p>
          </draw:text-box>
        </draw:frame>
        <draw:frame draw:style-name="gr5" draw:text-style-name="P5" draw:layer="layout" svg:width="0.712cm" svg:height="0.662cm" svg:x="11.317cm" svg:y="10.172cm">
          <draw:text-box>
            <text:p text:style-name="P5"><text:span text:style-name="T3">1</text:span></text:p>
          </draw:text-box>
        </draw:frame>
        <draw:g>
          <draw:frame draw:style-name="gr5" draw:text-style-name="P5" draw:layer="layout" svg:width="2.259cm" svg:height="0.662cm" svg:x="7.275cm" svg:y="9.686cm">
            <draw:text-box>
              <text:p text:style-name="P5"><text:span text:style-name="T3">fulfills</text:span></text:p>
            </draw:text-box>
          </draw:frame>
          <draw:line draw:style-name="gr6" draw:text-style-name="P1" draw:layer="layout" svg:x1="7.702cm" svg:y1="10.374cm" svg:x2="8.972cm" svg:y2="10.374cm">
            <text:p/>
          </draw:line>
        </draw:g>
        <draw:g>
          <draw:frame draw:style-name="gr5" draw:text-style-name="P5" draw:layer="layout" svg:width="1.348cm" svg:height="0.662cm" svg:x="13.825cm" svg:y="9.685cm">
            <draw:text-box>
              <text:p text:style-name="P5"><text:span text:style-name="T3">owns</text:span></text:p>
            </draw:text-box>
          </draw:frame>
          <draw:line draw:style-name="gr7" draw:text-style-name="P1" draw:layer="layout" svg:x1="13.855cm" svg:y1="10.316cm" svg:x2="15.324cm" svg:y2="10.311cm">
            <text:p/>
          </draw:line>
        </draw:g>
        <draw:g>
          <draw:frame draw:style-name="gr5" draw:text-style-name="P5" draw:layer="layout" svg:width="2.388cm" svg:height="0.662cm" svg:x="19.526cm" svg:y="9.743cm">
            <draw:text-box>
              <text:p text:style-name="P5"><text:span text:style-name="T3">contains</text:span></text:p>
            </draw:text-box>
          </draw:frame>
          <draw:line draw:style-name="gr7" draw:text-style-name="P1" draw:layer="layout" svg:x1="19.856cm" svg:y1="10.374cm" svg:x2="21.325cm" svg:y2="10.369cm">
            <text:p/>
          </draw:line>
        </draw:g>
        <draw:g>
          <draw:frame draw:style-name="gr5" draw:text-style-name="P5" draw:layer="layout" svg:width="1.348cm" svg:height="0.662cm" svg:x="10.426cm" svg:y="10.643cm">
            <draw:text-box>
              <text:p text:style-name="P5"><text:span text:style-name="T3">has</text:span></text:p>
            </draw:text-box>
          </draw:frame>
          <draw:line draw:style-name="gr7" draw:text-style-name="P1" draw:layer="layout" svg:x1="10.4cm" svg:y1="10.602cm" svg:x2="10.425cm" svg:y2="11.54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1:21:05.977180676</meta:creation-date>
    <dc:date>2015-11-11T13:17:30.282411029</dc:date>
    <meta:editing-duration>PT1H24M54S</meta:editing-duration>
    <meta:editing-cycles>3</meta:editing-cycles>
    <meta:generator>LibreOffice/4.2.8.2$Linux_X86_64 LibreOffice_project/420m0$Build-2</meta:generator>
    <meta:document-statistic meta:object-count="34"/>
  </office:meta>
</office:document-meta>
</file>